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Standard">
      <style:text-properties style:font-name="Arial" fo:font-size="11pt" officeooo:rsid="001cf65c" officeooo:paragraph-rsid="001cf65c" style:font-size-asian="11pt" style:font-size-complex="11pt"/>
    </style:style>
    <style:style style:name="P3" style:family="paragraph" style:parent-style-name="Standard">
      <style:text-properties style:font-name="Arial" fo:font-size="11pt" officeooo:rsid="001d423e" officeooo:paragraph-rsid="001d423e" style:font-size-asian="11pt" style:font-size-complex="11pt"/>
    </style:style>
    <style:style style:name="P4" style:family="paragraph" style:parent-style-name="Standard">
      <style:text-properties officeooo:paragraph-rsid="001cf65c"/>
    </style:style>
    <style:style style:name="P5" style:family="paragraph" style:parent-style-name="Standard">
      <style:text-properties style:font-name="Arial" fo:font-size="11pt" officeooo:rsid="001cf65c" officeooo:paragraph-rsid="001cf65c" style:font-size-asian="11pt" style:font-size-complex="11pt"/>
    </style:style>
    <style:style style:name="P6" style:family="paragraph" style:parent-style-name="Standard">
      <style:text-properties style:font-name="Arial" fo:font-size="11pt" officeooo:rsid="00215f3b" officeooo:paragraph-rsid="00215f3b" style:font-size-asian="11pt" style:font-size-complex="11pt"/>
    </style:style>
    <style:style style:name="P7" style:family="paragraph" style:parent-style-name="Standard">
      <style:text-properties style:font-name="Arial" fo:font-size="11pt" officeooo:rsid="00217139" officeooo:paragraph-rsid="00217139" style:font-size-asian="11pt" style:font-size-complex="11pt"/>
    </style:style>
    <style:style style:name="P8" style:family="paragraph" style:parent-style-name="Standard">
      <style:text-properties style:font-name="Arial" fo:font-size="11pt" officeooo:rsid="001d423e" officeooo:paragraph-rsid="001d423e" style:font-size-asian="11pt" style:font-size-complex="11pt"/>
    </style:style>
    <style:style style:name="P9" style:family="paragraph" style:parent-style-name="Standard">
      <style:text-properties style:font-name="Arial" fo:font-size="11pt" officeooo:rsid="00240ba0" officeooo:paragraph-rsid="00240ba0" style:font-size-asian="11pt" style:font-size-complex="11pt"/>
    </style:style>
    <style:style style:name="P10" style:family="paragraph" style:parent-style-name="Standard">
      <style:text-properties officeooo:rsid="00240ba0" officeooo:paragraph-rsid="00240ba0"/>
    </style:style>
    <style:style style:name="P11" style:family="paragraph" style:parent-style-name="Standard">
      <style:text-properties officeooo:rsid="0025c108" officeooo:paragraph-rsid="0025c108"/>
    </style:style>
    <style:style style:name="P12" style:family="paragraph" style:parent-style-name="Standard">
      <style:text-properties officeooo:paragraph-rsid="0025c108"/>
    </style:style>
    <style:style style:name="P13" style:family="paragraph" style:parent-style-name="Standard">
      <style:text-properties officeooo:rsid="0025d158" officeooo:paragraph-rsid="0025d158"/>
    </style:style>
    <style:style style:name="P14" style:family="paragraph" style:parent-style-name="Standard">
      <style:text-properties officeooo:paragraph-rsid="002d45ff"/>
    </style:style>
    <style:style style:name="P15" style:family="paragraph" style:parent-style-name="Standard">
      <style:text-properties fo:font-weight="bold" officeooo:rsid="003000ee" officeooo:paragraph-rsid="003000ee" style:font-weight-asian="bold" style:font-weight-complex="bold"/>
    </style:style>
    <style:style style:name="P16" style:family="paragraph" style:parent-style-name="Text_20_body">
      <style:text-properties style:font-name="Arial" fo:font-size="11pt" fo:font-weight="bold" style:font-size-asian="11pt" style:font-weight-asian="bold" style:font-size-complex="11pt" style:font-weight-complex="bold"/>
    </style:style>
    <style:style style:name="T1" style:family="text">
      <style:text-properties officeooo:rsid="001d423e"/>
    </style:style>
    <style:style style:name="T2" style:family="text">
      <style:text-properties style:font-name="Arial" fo:font-size="11pt" style:font-size-asian="11pt" style:font-size-complex="11pt"/>
    </style:style>
    <style:style style:name="T3" style:family="text">
      <style:text-properties style:font-name="Arial" fo:font-size="11pt" officeooo:rsid="001cf65c" style:font-size-asian="11pt" style:font-size-complex="11pt"/>
    </style:style>
    <style:style style:name="T4" style:family="text">
      <style:text-properties style:font-name="Arial" fo:font-size="11pt" officeooo:rsid="00215f3b" style:font-size-asian="11pt" style:font-size-complex="11pt"/>
    </style:style>
    <style:style style:name="T5" style:family="text">
      <style:text-properties style:font-name="Arial" fo:font-size="11pt" officeooo:rsid="0025d158" style:font-size-asian="11pt" style:font-size-complex="11pt"/>
    </style:style>
    <style:style style:name="T6" style:family="text">
      <style:text-properties style:font-name="Arial" fo:font-size="11pt" officeooo:rsid="0025c108" style:font-size-asian="11pt" style:font-size-complex="11pt"/>
    </style:style>
    <style:style style:name="T7" style:family="text">
      <style:text-properties style:font-name="Arial" fo:font-size="11pt" officeooo:rsid="0025d5c4" style:font-size-asian="11pt" style:font-size-complex="11pt"/>
    </style:style>
    <style:style style:name="T8" style:family="text">
      <style:text-properties style:font-name="Arial" fo:font-size="11pt" officeooo:rsid="00273764" style:font-size-asian="11pt" style:font-size-complex="11pt"/>
    </style:style>
    <style:style style:name="T9" style:family="text">
      <style:text-properties style:font-name="Arial" fo:font-size="11pt" officeooo:rsid="00292ff1" style:font-size-asian="11pt" style:font-size-complex="11pt"/>
    </style:style>
    <style:style style:name="T10" style:family="text">
      <style:text-properties style:font-name="Arial" fo:font-size="11pt" officeooo:rsid="0029af60" style:font-size-asian="11pt" style:font-size-complex="11pt"/>
    </style:style>
    <style:style style:name="T11" style:family="text">
      <style:text-properties style:font-name="Arial" fo:font-size="11pt" officeooo:rsid="002b7905" style:font-size-asian="11pt" style:font-size-complex="11pt"/>
    </style:style>
    <style:style style:name="T12" style:family="text">
      <style:text-properties style:font-name="Arial" fo:font-size="11pt" officeooo:rsid="002d45ff" style:font-size-asian="11pt" style:font-size-complex="11pt"/>
    </style:style>
    <style:style style:name="T13" style:family="text">
      <style:text-properties style:font-name="Arial" fo:font-size="11pt" officeooo:rsid="002f05e0" style:font-size-asian="11pt" style:font-size-complex="11pt"/>
    </style:style>
    <style:style style:name="T14" style:family="text">
      <style:text-properties style:font-name="Arial" fo:font-size="11pt" officeooo:rsid="003000ee" style:font-size-asian="11pt" style:font-size-complex="11pt"/>
    </style:style>
    <style:style style:name="T15" style:family="text">
      <style:text-properties style:font-name="Arial" fo:font-size="11pt" officeooo:rsid="0031c72c" style:font-size-asian="11pt" style:font-size-complex="11pt"/>
    </style:style>
    <style:style style:name="T16" style:family="text">
      <style:text-properties style:font-name="Arial" fo:font-size="11pt" officeooo:rsid="0033d711" style:font-size-asian="11pt" style:font-size-complex="11pt"/>
    </style:style>
    <style:style style:name="T17" style:family="text">
      <style:text-properties style:font-name="Arial" fo:font-size="11pt" fo:font-weight="bold" officeooo:rsid="003000ee" style:font-size-asian="11pt" style:font-weight-asian="bold" style:font-size-complex="11pt" style:font-weight-complex="bold"/>
    </style:style>
    <style:style style:name="T18" style:family="text">
      <style:text-properties officeooo:rsid="00217139"/>
    </style:style>
    <style:style style:name="T19" style:family="text">
      <style:text-properties officeooo:rsid="0022b8ca"/>
    </style:style>
    <style:style style:name="T20" style:family="text">
      <style:text-properties officeooo:rsid="00240ba0"/>
    </style:style>
    <style:style style:name="T21" style:family="text">
      <style:text-properties officeooo:rsid="0031c72c"/>
    </style:style>
    <style:style style:name="T22" style:family="text">
      <style:text-properties officeooo:rsid="0033d7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Include the annotations of each paper/chapter/tutorial/video. While forming your annotation, please make sure to follow the 4 points provided below (in your annotation, you will not use the numbers or bullets). Each annotation should not exceed more than half a page.  The following points provide guidance for writing an annotation:</text:p>
      <text:p text:style-name="P1">1. <text:s/>The purpose of study should be provided. This is usually done in one to three short sentences. In each article, you should be able to find a sentence or two in the Introduction that starts like this, "The purpose of this study is..." or "The objective of this study is..." or "The aim of this study is...". Otherwise, you need to summarize the purpose based on your understanding.<text:line-break/>2. <text:s/>The methodology and data used for the study should be briefly explained.<text:line-break/>3. <text:s/>The major findings of the study should be briefly summarized.<text:line-break/>4. <text:s/>The major implications for industry (practical implications) and academia (theoretical implications) should be provided.</text:p>
      <text:p text:style-name="P1"><text:line-break/>Part B, Discussions about your thoughts, such as what you found interesting about it, related articles/papers you have read, whether or not you agree or disagree with what the reading is trying to say, will these readings inspire you to revisit/rethink the Do's And Don'ts in your previous projects, are the readings related to or possible to be used to improve your previous or current research projects, etc.</text:p>
      <text:p text:style-name="P16">A Few Useful Things to Know about Machine Learning - Pedro Domingos</text:p>
      <text:p text:style-name="P4"><text:span text:style-name="T3">The purpose of this article is to provide a “</text:span><text:span text:style-name="T14">common</text:span><text:span text:style-name="T3"> knowledge” background for machine learning, so that the reader </text:span><text:span text:style-name="T4">can avoid common pitfalls and produce better results with their </text:span><text:span text:style-name="T11">learning</text:span><text:span text:style-name="T4"> projects. The paper </text:span><text:span text:style-name="T8">focuses</text:span><text:span text:style-name="T4"> on the most ‘mature’ application of machine learning </text:span><text:span text:style-name="T8">(classification) </text:span><text:span text:style-name="T4">as a vehicle for discussing the ‘common knowledge’ </text:span><text:span text:style-name="T8">and pitfalls,</text:span><text:span text:style-name="T4"> acknowledging that the issues discussed can apply to other applications as well. </text:span><text:span text:style-name="T8">The paper starts by briefly examining the components of a machine learning algorithm, before diving into the common issues. Notably, the following are touched on: Testing on training data, overfitting and underfitting, the curse of dimensionality, being too reliant on theoretical guarantees, being able to feature engine proficiently, knowing when to use more data and not a better algorithm, confusing simplicity for accuracy, and of course correlation does not imply causation.</text:span><text:span text:style-name="T9"> In practical terms, the paper is about reducing errors made in machine learning projects. By being aware of these pitfalls, data scientists will make better decisions during projects and come to correct models faster. </text:span><text:span text:style-name="T11">For example, the paper discusses the problem of overfitting, the many forms in which it can present itself, and gives suggestions on how to avoid it. A data scientist in industry reading the paper </text:span><text:span text:style-name="T14">could</text:span><text:span text:style-name="T11"> become </text:span><text:span text:style-name="T14">more </text:span><text:span text:style-name="T11">aware of the issue and </text:span><text:span text:style-name="T14">research</text:span><text:span text:style-name="T11"> the </text:span><text:span text:style-name="T14">proposed </text:span><text:span text:style-name="T11">solutions, to avoid wasting time on the problem in their projects.</text:span><text:span text:style-name="T16"> The paper also has noticeable implications for academia</text:span><text:span text:style-name="T10">. </text:span><text:span text:style-name="T11">For example, the paper recommends that in some cases it would be best to collect more data than design a better algorithm. So, a researcher should ask themselves if their research is more about the speed and usefulness of the results, or more about the design of the algorithm itself.</text:span></text:p>
      <text:p text:style-name="P4"><text:span text:style-name="T11"/></text:p>
      <text:p text:style-name="P14"><text:span text:style-name="T13">This is a</text:span><text:span text:style-name="T11"> paper that a</text:span><text:span text:style-name="T14">ll </text:span><text:span text:style-name="T11">data scientist</text:span><text:span text:style-name="T14">s and</text:span><text:span text:style-name="T11"> machine learning developer</text:span><text:span text:style-name="T14">s </text:span><text:span text:style-name="T11">should </text:span><text:span text:style-name="T15">r</text:span><text:span text:style-name="T11">ead, in </text:span><text:span text:style-name="T13">industry or</text:span><text:span text:style-name="T11"> academia. This paper isn’t a guide to machine learning, so much as </text:span><text:span text:style-name="T15">a reminder of things (not) to do during a project.</text:span><text:span text:style-name="T12"> </text:span><text:span text:style-name="T13">I </text:span><text:span text:style-name="T14">could see it as serving the role of a checklist, almost. Perhaps something to review periodically while working on </text:span><text:span text:style-name="T15">a project as a way to keep oneself grounded</text:span><text:span text:style-name="T14">.</text:span><text:span text:style-name="T12"> </text:span><text:span text:style-name="T13">T</text:span><text:span text:style-name="T12">he language is non-technical enough to be approachable while still providing enough theoretical detail to keep you engaged.</text:span><text:span text:style-name="T13"> I can’t really find anything to disagree with, given how expansive it is. The only thing I can think of that </text:span><text:span text:style-name="T15">may have</text:span><text:span text:style-name="T13"> improved the paper would be a section with short remarks on how the previous sections may change, if at all, in regards to the other big machine learning applications. I understand that most of the lessons can be applied to the other applications, but </text:span><text:span text:style-name="T15">still might be worth touching on </text:span><text:soft-page-break/><text:span text:style-name="T15">depending on how severe the differences are</text:span><text:span text:style-name="T13">. I</text:span><text:span text:style-name="T12"> know that this is a paper that I will be coming back to, simply for how many lessons it conveys in a short </text:span><text:span text:style-name="T15">read</text:span><text:span text:style-name="T12">. </text:span></text:p>
      <text:p text:style-name="P14"><text:span text:style-name="T17"/></text:p>
      <text:p text:style-name="P15"><text:span text:style-name="T2">Notes</text:span></text:p>
      <text:p text:style-name="P2"/>
      <text:p text:style-name="P2">Machine Learning algorithms are made up of 3 components:</text:p>
      <text:p text:style-name="P2">Representation – A classifier must be represented in a formal language that the computer can handle. Creating a set of classifiers the learner can learn is crucial.</text:p>
      <text:p text:style-name="P2">Evaluation – An evaluation function is needed to distinguish good classifiers from bad ones.</text:p>
      <text:p text:style-name="P2">Optimization – Finally we need a method to search among the classifiers in the language for the highest scoring one. The choice of optimization technique is key to the efficiency of the algorithm.</text:p>
      <text:p text:style-name="P2"/>
      <text:p text:style-name="P6">“The fundamental goal of machine learning is to generalize beyond the examples in the training set.”</text:p>
      <text:p text:style-name="P6"/>
      <text:p text:style-name="P6">Common mistake: Testing on the training data and having the illusion of success. <text:span text:style-name="T18">Don’t take all of your data and use it to train your classifier, keep part of it. Employ cross-validation: <text:s/>dividing your data into subsets, using most of it to train and one or two subsets to test.</text:span></text:p>
      <text:p text:style-name="P6"/>
      <text:p text:style-name="P7">Because generalization is the goal, just learning from the data is not enough: We have to be able to make assumptions to beat just flipping a coin when it comes to classification.</text:p>
      <text:p text:style-name="P7"/>
      <text:p text:style-name="P2"/>
      <text:p text:style-name="P2">Overfitting: <text:span text:style-name="T1">When you accidentally fit the model to the errors and noise in the data, rather than useful data.</text:span></text:p>
      <text:p text:style-name="P2"><text:tab/>-<text:span text:style-name="T18">Bias: A learner’s tendency to learn the same wrong thing. </text:span><text:span text:style-name="T19">(This is actually underfitting).</text:span></text:p>
      <text:p text:style-name="P2"><text:tab/>-<text:span text:style-name="T18">Variance: the tendency to learn random things irrespective of the overall trend,</text:span></text:p>
      <text:p text:style-name="P2"/>
      <text:p text:style-name="P3">Solutions:</text:p>
      <text:p text:style-name="P3"><text:tab/>More data, to drown out the noise.</text:p>
      <text:p text:style-name="P3"><text:tab/>Regularization – generalizing the model in order to improve it’s predictions, in an iterative <text:tab/>manner. Adjust model parameters to minimize the square error. </text:p>
      <text:p text:style-name="P3"><text:tab/><text:span text:style-name="T18">Perform a statistical significance test.</text:span></text:p>
      <text:p text:style-name="P3"><text:tab/></text:p>
      <text:p text:style-name="P2">Curse of dimensionality: <text:span text:style-name="T1">Volume of the space increases so fast that finding available data becomes sparse. Basically, the more variables you have, the harder it is to define a model, because we expand beyond 3D. </text:span><text:span text:style-name="T20">Our </text:span><text:span text:style-name="T1">Intuition fails, and our data objects are too far apart for us to make meaningful models.</text:span></text:p>
      <text:p text:style-name="P3">Solutions:</text:p>
      <text:p text:style-name="P3"><text:tab/>Feature engineering: Determining which features are the most important.</text:p>
      <text:p text:style-name="P3"><text:tab/>Perform dimension reduction.</text:p>
      <text:p text:style-name="P3"><text:tab/>Obtain more examples to counter the large number of dimensions.</text:p>
      <text:p text:style-name="P9"><text:tab/>“The blessing of non-uniformity”: Training data is usually not spread uniformally throughout our space, but are concentrated in a lower dimension space.</text:p>
      <text:p text:style-name="P9"/>
      <text:p text:style-name="P10"><text:span text:style-name="T2">-Theoretical </text:span><text:span text:style-name="T8">guarantees</text:span><text:span text:style-name="T2"> are not what they seem. Theory can lead to practice, but practice can’t lead to theory?</text:span></text:p>
      <text:p text:style-name="P10"><text:span text:style-name="T2"/></text:p>
      <text:p text:style-name="P10"><text:span text:style-name="T2">Feature engineering is key: If you have many independent variables that correlate with the class, it’s easy! But if it’s difficult to see how the features could lead to a classification, it’s hard. That’s where the art comes in.</text:span></text:p>
      <text:p text:style-name="P10"><text:span text:style-name="T2"/></text:p>
      <text:p text:style-name="P11"><text:span text:style-name="T2">Often, a dumb algorithm with more good data beats engineering an algorithm to work with less data. It’s just more practical too.</text:span></text:p>
      <text:p text:style-name="P11"><text:soft-page-break/><text:span text:style-name="T2"><text:tab/>-Scalibility is an issue. Today there is just too much data and not enough time to process it!</text:span></text:p>
      <text:p text:style-name="P11"><text:span text:style-name="T2"><text:tab/>All learners essentially work by grouping nearby examples into the same class; the key <text:tab/>difference is in the meaning of “nearby.”</text:span></text:p>
      <text:p text:style-name="P11"><text:span text:style-name="T2"><text:tab/>-As a rule, it pays to try the simplest learners first (e.g., naive Bayes before logistic regression, <text:tab/>k-nearest neighbor before support vector machines). More sophisticated learners are <text:tab/>seductive, but they are usually harder to use, because they have more knobs you need to turn <text:tab/>to get good results, and because their internals are more opaque.</text:span></text:p>
      <text:p text:style-name="P12"><text:span text:style-name="T6"><text:tab/>-In the end, the best algorithms are ones that produce human readable </text:span><text:span text:style-name="T5">output,</text:span><text:span text:style-name="T6"> because </text:span><text:span text:style-name="T5">that in <text:s/><text:tab/>turn enables people to either learn from the data, or experiment better with the learners. </text:span></text:p>
      <text:p text:style-name="P12"><text:span text:style-name="T5"/></text:p>
      <text:p text:style-name="P13"><text:span text:style-name="T2">Model ensembles (combining different learners) is maybe good! Try it!</text:span></text:p>
      <text:p text:style-name="P13"><text:span text:style-name="T2"/></text:p>
      <text:p text:style-name="P13"><text:span text:style-name="T2">Simple models are not always the most accurate. Ex, model ensembles. Basically, if you want simplicity for simplicity’s sake, do it because of that. Not because you think it’ll be accurate.</text:span></text:p>
      <text:p text:style-name="P13"><text:span text:style-name="T2"/></text:p>
      <text:p text:style-name="P13"><text:span text:style-name="T2">The goal of learning is to use models as guides to action. If there’s a correlation that a model produces, then shouldn’t we act on it? Ultimately, </text:span><text:span text:style-name="T7">we should use the correlation discovered by learners as a guide for investigation, because there could potentially be causa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6:56:23.066625574</meta:creation-date>
    <dc:date>2021-01-17T19:47:36.063237759</dc:date>
    <meta:editing-duration>PT12H46M23S</meta:editing-duration>
    <meta:editing-cycles>5</meta:editing-cycles>
    <meta:generator>LibreOffice/6.4.6.2$Linux_X86_64 LibreOffice_project/40$Build-2</meta:generator>
    <meta:document-statistic meta:table-count="0" meta:image-count="0" meta:object-count="0" meta:page-count="3" meta:paragraph-count="38" meta:word-count="1361" meta:character-count="8330" meta:non-whitespace-character-count="6970"/>
  </office:meta>
</office:document-meta>
</file>